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bbbbbb" style:font-name="Droid Sans Mono" fo:font-size="10.5pt" fo:font-weight="normal" fo:background-color="#002b36"/>
    </style:style>
    <style:style style:name="P2" style:family="paragraph" style:parent-style-name="Standard">
      <style:paragraph-properties style:line-height-at-least="0.198in"/>
      <style:text-properties fo:color="#2aa198" style:font-name="Droid Sans Mono" fo:font-size="10.5pt" fo:font-weight="normal" fo:background-color="#002b36"/>
    </style:style>
    <style:style style:name="P3" style:family="paragraph" style:parent-style-name="Standard">
      <style:paragraph-properties style:line-height-at-least="0.198in"/>
      <style:text-properties fo:color="#657b83" style:font-name="Droid Sans Mono" fo:font-size="10.5pt" fo:font-style="italic" fo:font-weight="normal" fo:background-color="#002b36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loext:contextual-spacing="false" style:line-height-at-least="0.198in"/>
      <style:text-properties fo:color="#bbbbbb" style:font-name="Droid Sans Mono" fo:font-size="10.5pt" fo:font-weight="normal" fo:background-color="#002b36"/>
    </style:style>
    <style:style style:name="P6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93a1a1" fo:font-weight="bold"/>
    </style:style>
    <style:style style:name="T2" style:family="text">
      <style:text-properties fo:color="#268bd2"/>
    </style:style>
    <style:style style:name="T3" style:family="text">
      <style:text-properties fo:color="#859900"/>
    </style:style>
    <style:style style:name="T4" style:family="text">
      <style:text-properties fo:color="#2aa198"/>
    </style:style>
    <style:style style:name="T5" style:family="text">
      <style:text-properties fo:color="#d33682"/>
    </style:style>
    <style:style style:name="T6" style:family="text">
      <style:text-properties fo:color="#b58900"/>
    </style:style>
    <style:style style:name="T7" style:family="text">
      <style:text-properties fo:color="#cb4b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 <text:span text:style-name="T2">weekDays</text:span> <text:span text:style-name="T3">=</text:span> [</text:p>
      <text:p text:style-name="P4"/>
      <text:p text:style-name="P1"><text:span text:style-name="T4">"Sunday"</text:span>, <text:span text:style-name="T4">"Monday"</text:span>, <text:span text:style-name="T4">"Tuesday"</text:span>, <text:span text:style-name="T4">"Wednesday"</text:span>, <text:span text:style-name="T4">"Thursday"</text:span>, <text:span text:style-name="T4">"Friday"</text:span>,</text:p>
      <text:p text:style-name="P2">"Saturday"</text:p>
      <text:p text:style-name="P4"/>
      <text:p text:style-name="P1">];</text:p>
      <text:p text:style-name="P4"/>
      <text:p text:style-name="P3">//arrays for akan names for the males</text:p>
      <text:p text:style-name="P4"/>
      <text:p text:style-name="P1"><text:span text:style-name="T1">let</text:span> <text:span text:style-name="T2">akanMale</text:span> <text:span text:style-name="T3">=</text:span> [</text:p>
      <text:p text:style-name="P4"/>
      <text:p text:style-name="P1"><text:span text:style-name="T4">"Kwasi"</text:span>, <text:span text:style-name="T4">"Kwadwo"</text:span>, <text:span text:style-name="T4">"Kwabena"</text:span>, <text:span text:style-name="T4">"Kwaku"</text:span>, <text:span text:style-name="T4">"Yaw"</text:span>, <text:span text:style-name="T4">"Kofi"</text:span>, <text:span text:style-name="T4">"Kwame"</text:span></text:p>
      <text:p text:style-name="P4"/>
      <text:p text:style-name="P1">];</text:p>
      <text:p text:style-name="P4"/>
      <text:p text:style-name="P3">//arrays for akan names for the females</text:p>
      <text:p text:style-name="P4"/>
      <text:p text:style-name="P1"><text:span text:style-name="T1">let</text:span> <text:span text:style-name="T2">akanFemale</text:span> <text:span text:style-name="T3">=</text:span> [</text:p>
      <text:p text:style-name="P4"/>
      <text:p text:style-name="P1"><text:span text:style-name="T4">"Akosua"</text:span>, <text:span text:style-name="T4">"Adwoa"</text:span>, <text:span text:style-name="T4">"Abenaa"</text:span>, <text:span text:style-name="T4">"Akua"</text:span>, <text:span text:style-name="T4">"Yaa"</text:span>, <text:span text:style-name="T4">"Afua"</text:span>, <text:span text:style-name="T4">"Ama"</text:span></text:p>
      <text:p text:style-name="P4"/>
      <text:p text:style-name="P1">];</text:p>
      <text:p text:style-name="P4"/>
      <text:p text:style-name="P1"><text:span text:style-name="T1">function</text:span> <text:span text:style-name="T2">getAkanName</text:span>() {</text:p>
      <text:p text:style-name="P1"><text:span text:style-name="T1">let</text:span> <text:span text:style-name="T2">varYear</text:span> <text:span text:style-name="T3">=</text:span> <text:span text:style-name="T2">document</text:span>.<text:span text:style-name="T2">getElementById</text:span>(<text:span text:style-name="T4">"varYear"</text:span>).<text:span text:style-name="T2">value</text:span>;</text:p>
      <text:p text:style-name="P1"><text:span text:style-name="T1">let</text:span> <text:span text:style-name="T2">varMonth</text:span> <text:span text:style-name="T3">=</text:span> <text:span text:style-name="T3">Number</text:span>(<text:span text:style-name="T2">document</text:span>.<text:span text:style-name="T2">getElementById</text:span>(<text:span text:style-name="T4">"varMonth"</text:span>).<text:span text:style-name="T2">value</text:span>);</text:p>
      <text:p text:style-name="P1"><text:span text:style-name="T1">let</text:span> <text:span text:style-name="T2">varDate</text:span> <text:span text:style-name="T3">=</text:span> <text:span text:style-name="T3">Number</text:span>(<text:span text:style-name="T2">document</text:span>.<text:span text:style-name="T2">getElementById</text:span>(<text:span text:style-name="T4">"varDate"</text:span>).<text:span text:style-name="T2">value</text:span>);</text:p>
      <text:p text:style-name="P1"><text:span text:style-name="T1">let</text:span> <text:span text:style-name="T2">genders</text:span> <text:span text:style-name="T3">=</text:span> <text:span text:style-name="T2">document</text:span>.<text:span text:style-name="T2">getElementsByName</text:span>(<text:span text:style-name="T4">"gender"</text:span>);</text:p>
      <text:p text:style-name="P4"/>
      <text:p text:style-name="P3">// function to get gender</text:p>
      <text:p text:style-name="P1"><text:span text:style-name="T1">function</text:span> <text:span text:style-name="T2">getGender</text:span>() {</text:p>
      <text:p text:style-name="P1"><text:span text:style-name="T3">for</text:span> (<text:span text:style-name="T1">let</text:span> <text:span text:style-name="T2">gender</text:span> <text:span text:style-name="T3">of</text:span> <text:span text:style-name="T2">genders</text:span>) {</text:p>
      <text:p text:style-name="P1"><text:span text:style-name="T3">if</text:span> (<text:span text:style-name="T2">gender</text:span>.<text:span text:style-name="T2">checked</text:span>) {</text:p>
      <text:p text:style-name="P1"><text:span text:style-name="T3">return</text:span> <text:span text:style-name="T2">gender</text:span>.<text:span text:style-name="T2">value</text:span>;</text:p>
      <text:p text:style-name="P1">}</text:p>
      <text:p text:style-name="P1">}</text:p>
      <text:p text:style-name="P1">}</text:p>
      <text:p text:style-name="P4"/>
      <text:p text:style-name="P1"><text:span text:style-name="T1">let</text:span> <text:span text:style-name="T2">varGender</text:span> <text:span text:style-name="T3">=</text:span> <text:span text:style-name="T2">getGender</text:span>();</text:p>
      <text:p text:style-name="P1"><text:span text:style-name="T2">console</text:span>.<text:span text:style-name="T2">log</text:span>(<text:span text:style-name="T2">varGender</text:span>);</text:p>
      <text:p text:style-name="P4"/>
      <text:p text:style-name="P3">// validation function for the month </text:p>
      <text:p text:style-name="P1"><text:span text:style-name="T1">function</text:span> <text:span text:style-name="T2">valMonth</text:span>() {</text:p>
      <text:p text:style-name="P1"><text:span text:style-name="T3">if</text:span> (<text:span text:style-name="T2">varMonth</text:span> <text:span text:style-name="T3">&lt;</text:span> <text:span text:style-name="T5">1</text:span> <text:span text:style-name="T3">||</text:span> <text:span text:style-name="T2">varMonth</text:span> <text:span text:style-name="T3">&gt;</text:span> <text:span text:style-name="T5">12</text:span>) {</text:p>
      <text:p text:style-name="P1"><text:span text:style-name="T3">return</text:span> <text:span text:style-name="T6">false</text:span>;</text:p>
      <text:p text:style-name="P1">} <text:span text:style-name="T3">else</text:span> {</text:p>
      <text:p text:style-name="P1"><text:span text:style-name="T3">return</text:span> <text:span text:style-name="T6">true</text:span>;</text:p>
      <text:p text:style-name="P1">}</text:p>
      <text:p text:style-name="P1">}</text:p>
      <text:p text:style-name="P5"><text:soft-page-break/><text:line-break/><text:line-break/></text:p>
      <text:p text:style-name="P3">//validation function for days of the month.</text:p>
      <text:p text:style-name="P1"><text:span text:style-name="T1">function</text:span> <text:span text:style-name="T2">valDay</text:span>() {</text:p>
      <text:p text:style-name="P3">//leap year</text:p>
      <text:p text:style-name="P1"><text:span text:style-name="T3">if</text:span> (<text:span text:style-name="T2">varMonth</text:span> <text:span text:style-name="T3">===</text:span> <text:span text:style-name="T5">2</text:span> <text:span text:style-name="T3">&amp;&amp;</text:span> <text:span text:style-name="T3">Number</text:span>(<text:span text:style-name="T2">varYear</text:span> <text:span text:style-name="T3">%</text:span> <text:span text:style-name="T5">4</text:span> <text:span text:style-name="T3">===</text:span> <text:span text:style-name="T5">0</text:span>)) {</text:p>
      <text:p text:style-name="P1"><text:span text:style-name="T3">if</text:span> (<text:span text:style-name="T2">varDate</text:span> <text:span text:style-name="T3">&gt;=</text:span> <text:span text:style-name="T5">1</text:span> <text:span text:style-name="T3">&amp;&amp;</text:span> <text:span text:style-name="T2">varDate</text:span> <text:span text:style-name="T3">&lt;=</text:span> <text:span text:style-name="T5">29</text:span>) {</text:p>
      <text:p text:style-name="P1"><text:span text:style-name="T3">return</text:span> <text:span text:style-name="T6">true</text:span>;</text:p>
      <text:p text:style-name="P1">} <text:span text:style-name="T3">else</text:span> {</text:p>
      <text:p text:style-name="P1"><text:span text:style-name="T3">return</text:span> <text:span text:style-name="T6">false</text:span>;</text:p>
      <text:p text:style-name="P1">}</text:p>
      <text:p text:style-name="P1">}</text:p>
      <text:p text:style-name="P1">}</text:p>
      <text:p text:style-name="P3">//non leap year</text:p>
      <text:p text:style-name="P1"><text:span text:style-name="T3">else</text:span> <text:span text:style-name="T3">if</text:span> (<text:span text:style-name="T2">varMonth</text:span> <text:span text:style-name="T3">===</text:span> <text:span text:style-name="T5">2</text:span> <text:span text:style-name="T3">&amp;&amp;</text:span> <text:span text:style-name="T3">Number</text:span>(<text:span text:style-name="T2">varYear</text:span> <text:span text:style-name="T3">%</text:span> <text:span text:style-name="T5">4</text:span> <text:span text:style-name="T3">!=</text:span> <text:span text:style-name="T5">0</text:span>)) {</text:p>
      <text:p text:style-name="P1"><text:span text:style-name="T3">if</text:span> (<text:span text:style-name="T2">varDate</text:span> <text:span text:style-name="T3">&gt;=</text:span> <text:span text:style-name="T5">1</text:span> <text:span text:style-name="T3">&amp;&amp;</text:span> <text:span text:style-name="T2">varDate</text:span> <text:span text:style-name="T3">&lt;=</text:span> <text:span text:style-name="T5">28</text:span>) {</text:p>
      <text:p text:style-name="P1"><text:span text:style-name="T3">return</text:span> <text:span text:style-name="T6">true</text:span>;</text:p>
      <text:p text:style-name="P1">} <text:span text:style-name="T3">else</text:span> {</text:p>
      <text:p text:style-name="P1"><text:span text:style-name="T3">return</text:span> <text:span text:style-name="T6">false</text:span>;</text:p>
      <text:p text:style-name="P1">}</text:p>
      <text:p text:style-name="P1">}</text:p>
      <text:p text:style-name="P3">//30 days</text:p>
      <text:p text:style-name="P1"><text:span text:style-name="T3">else</text:span> <text:span text:style-name="T3">if</text:span> (<text:span text:style-name="T2">varMonth</text:span> <text:span text:style-name="T3">===</text:span> <text:span text:style-name="T5">4</text:span> <text:span text:style-name="T3">||</text:span> <text:span text:style-name="T2">varMonth</text:span> <text:span text:style-name="T3">===</text:span> <text:span text:style-name="T5">6</text:span> <text:span text:style-name="T3">||</text:span> <text:span text:style-name="T2">varMonth</text:span> <text:span text:style-name="T3">===</text:span> <text:span text:style-name="T5">9</text:span> <text:span text:style-name="T3">||</text:span> <text:span text:style-name="T2">varMonth</text:span> <text:span text:style-name="T3">===</text:span> <text:span text:style-name="T5">11</text:span>) {</text:p>
      <text:p text:style-name="P1"><text:span text:style-name="T3">if</text:span> (<text:span text:style-name="T2">varDate</text:span> <text:span text:style-name="T3">&gt;=</text:span> <text:span text:style-name="T5">1</text:span> <text:span text:style-name="T3">&amp;&amp;</text:span> <text:span text:style-name="T2">varDate</text:span> <text:span text:style-name="T3">&lt;=</text:span> <text:span text:style-name="T5">30</text:span>) {</text:p>
      <text:p text:style-name="P1"><text:span text:style-name="T3">return</text:span> <text:span text:style-name="T6">true</text:span></text:p>
      <text:p text:style-name="P1">} <text:span text:style-name="T3">else</text:span> {</text:p>
      <text:p text:style-name="P1"><text:span text:style-name="T3">return</text:span> <text:span text:style-name="T6">false</text:span>;</text:p>
      <text:p text:style-name="P1">}</text:p>
      <text:p text:style-name="P1">}</text:p>
      <text:p text:style-name="P4"/>
      <text:p text:style-name="P3">//validation of the 31 days</text:p>
      <text:p text:style-name="P1"><text:span text:style-name="T3">else</text:span> <text:span text:style-name="T3">if</text:span> (<text:span text:style-name="T2">varMonth</text:span> <text:span text:style-name="T3">===</text:span> <text:span text:style-name="T5">1</text:span> <text:span text:style-name="T3">||</text:span> <text:span text:style-name="T2">varMonth</text:span> <text:span text:style-name="T3">===</text:span> <text:span text:style-name="T5">3</text:span> <text:span text:style-name="T3">||</text:span> <text:span text:style-name="T2">varMonth</text:span> <text:span text:style-name="T3">===</text:span> <text:span text:style-name="T5">5</text:span> <text:span text:style-name="T3">||</text:span> <text:span text:style-name="T2">varMonth</text:span> <text:span text:style-name="T3">===</text:span> <text:span text:style-name="T5">7</text:span> <text:span text:style-name="T3">||</text:span> <text:span text:style-name="T2">varMonth</text:span> <text:span text:style-name="T3">===</text:span> <text:span text:style-name="T5">8</text:span> <text:span text:style-name="T3">||</text:span> <text:span text:style-name="T2">varMonth</text:span> <text:span text:style-name="T3">===</text:span> <text:span text:style-name="T5">10</text:span> <text:span text:style-name="T3">||</text:span> <text:span text:style-name="T2">varMonth</text:span> <text:span text:style-name="T3">===</text:span> <text:span text:style-name="T5">12</text:span>) {</text:p>
      <text:p text:style-name="P1"><text:span text:style-name="T3">if</text:span> (<text:span text:style-name="T2">varDate</text:span> <text:span text:style-name="T3">&gt;=</text:span> <text:span text:style-name="T5">1</text:span> <text:span text:style-name="T3">&amp;&amp;</text:span> <text:span text:style-name="T2">varDate</text:span> <text:span text:style-name="T3">&lt;=</text:span> <text:span text:style-name="T5">31</text:span>) {</text:p>
      <text:p text:style-name="P1"><text:span text:style-name="T3">return</text:span> <text:span text:style-name="T6">true</text:span>;</text:p>
      <text:p text:style-name="P1">} <text:span text:style-name="T3">else</text:span> {</text:p>
      <text:p text:style-name="P1"><text:span text:style-name="T3">return</text:span> <text:span text:style-name="T6">false</text:span>;</text:p>
      <text:p text:style-name="P1">}</text:p>
      <text:p text:style-name="P1">} <text:span text:style-name="T3">else</text:span> {</text:p>
      <text:p text:style-name="P1"><text:span text:style-name="T3">return</text:span> <text:span text:style-name="T6">false</text:span>;</text:p>
      <text:p text:style-name="P1">}</text:p>
      <text:p text:style-name="P6"/>
      <text:p text:style-name="P1">}</text:p>
      <text:p text:style-name="P4"/>
      <text:p text:style-name="P3">//validation variables</text:p>
      <text:p text:style-name="P1"><text:span text:style-name="T1">let</text:span> <text:span text:style-name="T2">monthValid</text:span> <text:span text:style-name="T3">=</text:span> <text:span text:style-name="T2">valMonth</text:span>();</text:p>
      <text:p text:style-name="P1"><text:span text:style-name="T1">let</text:span> <text:span text:style-name="T2">dayValid</text:span> <text:span text:style-name="T3">=</text:span> <text:span text:style-name="T2">valDay</text:span>();</text:p>
      <text:p text:style-name="P4"/>
      <text:p text:style-name="P3"><text:soft-page-break/>//Formula to determine day of birth given all input variables</text:p>
      <text:p text:style-name="P1"><text:span text:style-name="T1">let</text:span> <text:span text:style-name="T2">dayNumber</text:span> <text:span text:style-name="T3">=</text:span> <text:span text:style-name="T2">Math</text:span>.<text:span text:style-name="T2">floor</text:span>((((<text:span text:style-name="T3">Number</text:span>(<text:span text:style-name="T2">varYear</text:span>.<text:span text:style-name="T2">slice</text:span>(<text:span text:style-name="T5">0</text:span>, <text:span text:style-name="T5">2</text:span>)) <text:span text:style-name="T3">/</text:span> <text:span text:style-name="T5">4</text:span>) <text:span text:style-name="T3">-</text:span> <text:span text:style-name="T5">2</text:span> <text:span text:style-name="T3">*</text:span> <text:span text:style-name="T3">Number</text:span>(<text:span text:style-name="T2">varYear</text:span>.<text:span text:style-name="T2">slice</text:span>(<text:span text:style-name="T5">0</text:span>, <text:span text:style-name="T5">2</text:span>)) <text:span text:style-name="T3">-</text:span> <text:span text:style-name="T5">1</text:span>) <text:span text:style-name="T3">+</text:span></text:p>
      <text:p text:style-name="P1">((<text:span text:style-name="T5">5</text:span> <text:span text:style-name="T3">*</text:span> <text:span text:style-name="T3">Number</text:span>(<text:span text:style-name="T2">varYear</text:span>.<text:span text:style-name="T2">slice</text:span>(<text:span text:style-name="T5">2</text:span>, <text:span text:style-name="T5">4</text:span>)) <text:span text:style-name="T3">/</text:span> <text:span text:style-name="T5">4</text:span>)) <text:span text:style-name="T3">+</text:span> ((<text:span text:style-name="T5">26</text:span> <text:span text:style-name="T3">*</text:span> (<text:span text:style-name="T2">varMonth</text:span> <text:span text:style-name="T3">+</text:span> <text:span text:style-name="T5">1</text:span>) <text:span text:style-name="T3">/</text:span> <text:span text:style-name="T5">10</text:span>)) <text:span text:style-name="T3">+</text:span> <text:span text:style-name="T2">varDate</text:span>) <text:span text:style-name="T3">%</text:span> <text:span text:style-name="T5">7</text:span>);</text:p>
      <text:p text:style-name="P6"/>
      <text:p text:style-name="P3">//selecting items on the arrays</text:p>
      <text:p text:style-name="P1"><text:span text:style-name="T1">let</text:span> <text:span text:style-name="T2">index</text:span>;</text:p>
      <text:p text:style-name="P3">// code to minus one from the day of the week since the array index for the weekDays will be 6 and not 7(weekDays[0] to weekDays[6])</text:p>
      <text:p text:style-name="P1"><text:span text:style-name="T3">if</text:span> (<text:span text:style-name="T2">dayNumber</text:span> <text:span text:style-name="T3">==</text:span> <text:span text:style-name="T5">0</text:span>) {</text:p>
      <text:p text:style-name="P1"><text:span text:style-name="T2">index</text:span> <text:span text:style-name="T3">=</text:span> <text:span text:style-name="T5">6</text:span>;</text:p>
      <text:p text:style-name="P1">} <text:span text:style-name="T3">else</text:span> {</text:p>
      <text:p text:style-name="P1"><text:span text:style-name="T2">index</text:span> <text:span text:style-name="T3">=</text:span> <text:span text:style-name="T2">dayNumber</text:span> <text:span text:style-name="T3">-</text:span> <text:span text:style-name="T5">1</text:span>;</text:p>
      <text:p text:style-name="P1">}</text:p>
      <text:p text:style-name="P4"/>
      <text:p text:style-name="P1"><text:span text:style-name="T2">console</text:span>.<text:span text:style-name="T2">log</text:span>(<text:span text:style-name="T2">index</text:span>);</text:p>
      <text:p text:style-name="P4"/>
      <text:p text:style-name="P1"><text:span text:style-name="T3">if</text:span> (<text:span text:style-name="T2">varGender</text:span> <text:span text:style-name="T3">==</text:span> <text:span text:style-name="T4">"male"</text:span> <text:span text:style-name="T3">&amp;&amp;</text:span> <text:span text:style-name="T2">monthValid</text:span> <text:span text:style-name="T3">&amp;&amp;</text:span> <text:span text:style-name="T2">dayValid</text:span>) {</text:p>
      <text:p text:style-name="P1"><text:span text:style-name="T2">document</text:span>.<text:span text:style-name="T2">getElementById</text:span>(<text:span text:style-name="T4">'result'</text:span>).<text:span text:style-name="T2">textContent</text:span> <text:span text:style-name="T3">=</text:span> <text:span text:style-name="T4">"Born on a "</text:span> <text:span text:style-name="T3">+</text:span> <text:span text:style-name="T2">weekDays</text:span>[<text:span text:style-name="T2">index</text:span>] <text:span text:style-name="T3">+</text:span> <text:span text:style-name="T4">" , Your Akan name is "</text:span> <text:span text:style-name="T3">+</text:span> <text:span text:style-name="T2">akanMale</text:span>[<text:span text:style-name="T2">index</text:span>];</text:p>
      <text:p text:style-name="P1"><text:span text:style-name="T2">document</text:span>.<text:span text:style-name="T2">getElementById</text:span>(<text:span text:style-name="T4">'result'</text:span>).<text:span text:style-name="T2">style</text:span>.<text:span text:style-name="T2">fontSize</text:span> <text:span text:style-name="T3">=</text:span> <text:span text:style-name="T4">"25px"</text:span>;</text:p>
      <text:p text:style-name="P1"><text:span text:style-name="T2">document</text:span>.<text:span text:style-name="T2">getElementById</text:span>(<text:span text:style-name="T4">'result'</text:span>).<text:span text:style-name="T2">style</text:span>.<text:span text:style-name="T2">fontFamily</text:span> <text:span text:style-name="T3">=</text:span> <text:span text:style-name="T4">"Segoe UI"</text:span>;</text:p>
      <text:p text:style-name="P4"/>
      <text:p text:style-name="P1"><text:span text:style-name="T3">return</text:span> <text:span text:style-name="T6">false</text:span>;</text:p>
      <text:p text:style-name="P4"/>
      <text:p text:style-name="P1">} <text:span text:style-name="T3">else</text:span> <text:span text:style-name="T3">if</text:span> (<text:span text:style-name="T2">varGender</text:span> <text:span text:style-name="T3">==</text:span> <text:span text:style-name="T4">"female"</text:span> <text:span text:style-name="T3">&amp;&amp;</text:span> <text:span text:style-name="T2">monthValid</text:span> <text:span text:style-name="T3">&amp;&amp;</text:span> <text:span text:style-name="T2">dayValid</text:span>) {</text:p>
      <text:p text:style-name="P1"><text:span text:style-name="T2">document</text:span>.<text:span text:style-name="T2">getElementById</text:span>(<text:span text:style-name="T4">'result'</text:span>).<text:span text:style-name="T2">textContent</text:span> <text:span text:style-name="T3">=</text:span> <text:span text:style-name="T4">"Born on a "</text:span> <text:span text:style-name="T3">+</text:span> <text:span text:style-name="T2">weekDays</text:span>[<text:span text:style-name="T2">index</text:span>] <text:span text:style-name="T3">+</text:span> <text:span text:style-name="T4">" , Your Akan name is "</text:span> <text:span text:style-name="T3">+</text:span> <text:span text:style-name="T2">akanFemale</text:span>[<text:span text:style-name="T2">index</text:span>];</text:p>
      <text:p text:style-name="P1"><text:span text:style-name="T2">document</text:span>.<text:span text:style-name="T2">getElementById</text:span>(<text:span text:style-name="T4">'result'</text:span>).<text:span text:style-name="T2">style</text:span>.<text:span text:style-name="T2">fontSize</text:span> <text:span text:style-name="T3">=</text:span> <text:span text:style-name="T4">"25px"</text:span>;</text:p>
      <text:p text:style-name="P1"><text:span text:style-name="T2">document</text:span>.<text:span text:style-name="T2">getElementById</text:span>(<text:span text:style-name="T4">'result'</text:span>).<text:span text:style-name="T2">style</text:span>.<text:span text:style-name="T2">fontFamily</text:span> <text:span text:style-name="T3">=</text:span> <text:span text:style-name="T4">"Segoe UI"</text:span>;</text:p>
      <text:p text:style-name="P4"/>
      <text:p text:style-name="P1"><text:span text:style-name="T3">return</text:span> <text:span text:style-name="T6">false</text:span>;</text:p>
      <text:p text:style-name="P4"/>
      <text:p text:style-name="P1">} <text:span text:style-name="T3">else</text:span> {</text:p>
      <text:p text:style-name="P1"><text:span text:style-name="T2">alert</text:span>(<text:span text:style-name="T4">"Date error. Make sure you entered a</text:span><text:span text:style-name="T7">\r</text:span><text:span text:style-name="T4"> valid number of days for that month"</text:span>)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8:10:26.858286136</meta:creation-date>
    <meta:editing-duration>PT13M58S</meta:editing-duration>
    <meta:editing-cycles>2</meta:editing-cycles>
    <meta:generator>LibreOffice/6.4.7.2$Linux_X86_64 LibreOffice_project/40$Build-2</meta:generator>
    <dc:date>2021-06-16T08:24:20.545417011</dc:date>
    <meta:document-statistic meta:table-count="0" meta:image-count="0" meta:object-count="0" meta:page-count="3" meta:paragraph-count="102" meta:word-count="491" meta:character-count="2939" meta:non-whitespace-character-count="2546"/>
  </office:meta>
</office:document-meta>
</file>